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4.606cm" style:rel-column-width="15884*"/>
    </style:style>
    <style:style style:name="Tabella1.C" style:family="table-column">
      <style:table-column-properties style:column-width="2.09cm" style:rel-column-width="7209*"/>
    </style:style>
    <style:style style:name="Tabella1.D" style:family="table-column">
      <style:table-column-properties style:column-width="3.099cm" style:rel-column-width="10691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1.A6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#ffff00" fo:padding="0.097cm" fo:border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995cm"/>
    </style:style>
    <style:style style:name="Tabella1.12" style:family="table-row">
      <style:table-row-properties style:min-row-height="0.744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0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1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3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91864b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1864b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objects"&gt;</text:placeholder></text:p>
      <text:p text:style-name="P24"><text:placeholder text:placeholder-type="text">&lt;if test="o.pricelist_id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1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1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1"/>
          </table:table-cell>
          <table:table-cell table:style-name="Tabella1.A1" table:number-columns-spanned="3" office:value-type="string">
            <text:p text:style-name="P12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0"/>
          </table:table-cell>
          <table:table-cell table:style-name="Tabella1.A1" table:number-columns-spanned="3" office:value-type="string">
            <text:p text:style-name="P10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1"/>
          </table:table-cell>
          <table:table-cell table:style-name="Tabella1.A1" table:number-columns-spanned="3" office:value-type="string">
            <text:p text:style-name="P9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21"/>
          </table:table-cell>
          <table:table-cell table:style-name="Tabella1.A1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7">Prestazione</text:p>
          </table:table-cell>
          <table:covered-table-cell/>
          <table:table-cell table:style-name="Tabella1.A6" office:value-type="string">
            <text:p text:style-name="P8">Prezzo </text:p>
          </table:table-cell>
          <table:table-cell table:style-name="Tabella1.D6" office:value-type="string">
            <text:p text:style-name="P8">Note</text:p>
          </table:table-cell>
        </table:table-row>
        <table:table-row>
          <table:table-cell table:style-name="Tabella1.A12" table:number-columns-spanned="4" office:value-type="string">
            <text:p text:style-name="P15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4"><text:placeholder text:placeholder-type="text">&lt;pl.product_id.name&gt;</text:placeholder></text:p>
          </table:table-cell>
          <table:covered-table-cell/>
          <table:table-cell table:style-name="Tabella1.C8" office:value-type="string">
            <text:p text:style-name="P16"><text:placeholder text:placeholder-type="text">&lt;formatLang(pl.pricelist)&gt;</text:placeholder></text:p>
          </table:table-cell>
          <table:table-cell table:style-name="Tabella1.D8" office:value-type="string">
            <text:p text:style-name="P17"><text:placeholder text:placeholder-type="text">&lt;pl.note or ''&gt;</text:placeholder></text:p>
          </table:table-cell>
        </table:table-row>
        <table:table-row>
          <table:table-cell table:style-name="Tabella1.A12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0">
          <table:table-cell table:style-name="Tabella1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ella1.D6" table:number-columns-spanned="4" office:value-type="string">
            <text:p text:style-name="P6">Termini e condizioni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4" office:value-type="string">
            <text:p text:style-name="P13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  <text:p text:style-name="P1"><text:placeholder text:placeholder-type="text">&lt;if test="o.id!=objects[-1].id"&gt;</text:placeholder></text:p>
      <text:p text:style-name="P3"/>
      <text:p text:style-name="P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7:14:27.137600502</dc:date>
    <meta:editing-duration>PT7H19M39S</meta:editing-duration>
    <meta:editing-cycles>122</meta:editing-cycles>
    <meta:document-statistic meta:table-count="1" meta:image-count="0" meta:object-count="0" meta:page-count="2" meta:paragraph-count="22" meta:word-count="48" meta:character-count="467" meta:non-whitespace-character-count="438"/>
  </office:meta>
</office:document-meta>
</file>